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03.56mm"/>
    </style:style>
    <style:style style:name="co3" style:family="table-column">
      <style:table-column-properties fo:break-before="auto" style:column-width="47.57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9.09mm"/>
    </style:style>
    <style:style style:name="co9" style:family="table-column">
      <style:table-column-properties fo:break-before="auto" style:column-width="62.11mm"/>
    </style:style>
    <style:style style:name="co10" style:family="table-column">
      <style:table-column-properties fo:break-before="auto" style:column-width="25.93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9.63mm" fo:break-before="auto" style:use-optimal-row-height="true"/>
    </style:style>
    <style:style style:name="ro5" style:family="table-row">
      <style:table-row-properties style:row-height="25.66mm" fo:break-before="auto" style:use-optimal-row-height="false"/>
    </style:style>
    <style:style style:name="ro6" style:family="table-row">
      <style:table-row-properties style:row-height="6.5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style:shrink-to-fit="true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0000ff"/>
    </style:style>
    <style:style style:name="ce14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seria uma funcionalidade para</text:p>
            <text:p> selecionar a partir dos campos</text:p>
            <text:p> Do servidor quais campos </text:p>
            <text:p>Serão incluídos no relatório</text:p>
            <text:p> 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Verificar como faremos a</text:p>
            <text:p> Numeração da portaria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 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table table:name="Spring Backlog 0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6">
          <table:table-cell table:style-name="ce8" office:value-type="string" calcext:value-type="string">
            <text:p>Sprint 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9" office:value-type="string" calcext:value-type="string">
            <text:p>Início: 05/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inal: 26/10 – alterado para 29/10 devido ao feriad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19 – Incluir Setor</text:p>
          </table:table-cell>
          <table:covered-table-cell table:style-name="ce16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table:style-name="ce6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7">
          <table:table-cell table:style-name="ce6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/>
        </table:table-row>
        <table:table-row table:style-name="ro7">
          <table:table-cell table:style-name="ce12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2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2">
          <table:table-cell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1">
          <table:table-cell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2">
          <table:table-cell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32 – Criar Repositório</text:p>
          </table:table-cell>
          <table:covered-table-cell table:style-name="ce16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33 – Criar Projeto Eclipse</text:p>
          </table:table-cell>
          <table:covered-table-cell table:style-name="ce16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 table:number-columns-spanned="4" table:number-rows-spanned="1">
            <text:p>Correções Sprint Review</text:p>
          </table:table-cell>
          <table:covered-table-cell table:number-columns-repeated="3"/>
        </table:table-row>
        <table:table-row table:style-name="ro2">
          <table:table-cell table:style-name="ce14" office:value-type="string" calcext:value-type="string" table:number-columns-spanned="4" table:number-rows-spanned="1">
            <text:p>1 incluir a coluna setor responsavel na listagem</text:p>
          </table:table-cell>
          <table:covered-table-cell table:number-columns-repeated="3"/>
        </table:table-row>
        <table:table-row table:style-name="ro7">
          <table:table-cell table:style-name="ce14" office:value-type="string" calcext:value-type="string" table:number-columns-spanned="4" table:number-rows-spanned="1">
            <text:p>2 corrigir o css – logo muito grande no cabeçalho – alterar os logos de local</text:p>
          </table:table-cell>
          <table:covered-table-cell table:number-columns-repeated="3"/>
        </table:table-row>
        <table:table-row table:style-name="ro2">
          <table:table-cell table:style-name="ce14" office:value-type="string" calcext:value-type="string" table:number-columns-spanned="4" table:number-rows-spanned="1">
            <text:p>3 eliminar o espaco adicional na caixa descriçao</text:p>
          </table:table-cell>
          <table:covered-table-cell table:number-columns-repeated="3"/>
        </table:table-row>
        <table:table-row table:style-name="ro2">
          <table:table-cell table:style-name="ce15" office:value-type="string" calcext:value-type="string" table:number-columns-spanned="4" table:number-rows-spanned="1">
            <text:p>4 nome do setor não aceita cedilha e caracteres especiais necessarios</text:p>
          </table:table-cell>
          <table:covered-table-cell table:number-columns-repeated="3"/>
        </table:table-row>
        <table:table-row table:style-name="ro2">
          <table:table-cell table:style-name="ce15" office:value-type="string" calcext:value-type="string" table:number-columns-spanned="4" table:number-rows-spanned="1">
            <text:p>5 modificar a seleçao dos menus com jquery</text:p>
          </table:table-cell>
          <table:covered-table-cell table:number-columns-repeated="3"/>
        </table:table-row>
        <table:table-row table:style-name="ro2">
          <table:table-cell table:style-name="ce15" table:number-columns-spanned="4" table:number-rows-spanned="1"/>
          <table:covered-table-cell table:number-columns-repeated="3"/>
        </table:table-row>
        <table:table-row table:style-name="ro2">
          <table:table-cell table:style-name="ce15" table:number-columns-spanned="4" table:number-rows-spanned="1"/>
          <table:covered-table-cell table:number-columns-repeated="3"/>
        </table:table-row>
        <table:table-row table:style-name="ro2">
          <table:table-cell table:style-name="ce15"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4:39:05.15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5-10-29T15:03:35.812000000</dc:date>
    <meta:editing-duration>PT4H3M53S</meta:editing-duration>
    <meta:editing-cycles>24</meta:editing-cycles>
    <meta:generator>LibreOffice/5.0.2.2$Windows_X86_64 LibreOffice_project/37b43f919e4de5eeaca9b9755ed688758a8251fe</meta:generator>
    <meta:document-statistic meta:table-count="2" meta:cell-count="226" meta:object-count="0"/>
  </office:meta>
</office:document-meta>
</file>